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ba13" officeooo:paragraph-rsid="0015ba13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b4e82" officeooo:paragraph-rsid="001b4e82"/>
    </style:style>
    <style:style style:name="P3" style:family="paragraph" style:parent-style-name="Standard">
      <style:text-properties officeooo:rsid="001b4e82" officeooo:paragraph-rsid="002d7823"/>
    </style:style>
    <style:style style:name="P4" style:family="paragraph" style:parent-style-name="Standard">
      <style:text-properties officeooo:rsid="001b4e82" officeooo:paragraph-rsid="00438eab"/>
    </style:style>
    <style:style style:name="P5" style:family="paragraph" style:parent-style-name="Standard">
      <style:text-properties officeooo:rsid="001d47cb" officeooo:paragraph-rsid="001d47cb"/>
    </style:style>
    <style:style style:name="P6" style:family="paragraph" style:parent-style-name="Standard">
      <style:text-properties officeooo:rsid="001d47cb" officeooo:paragraph-rsid="002db3a6"/>
    </style:style>
    <style:style style:name="P7" style:family="paragraph" style:parent-style-name="Standard">
      <style:text-properties officeooo:rsid="001d47cb" officeooo:paragraph-rsid="00438eab"/>
    </style:style>
    <style:style style:name="P8" style:family="paragraph" style:parent-style-name="Standard">
      <style:text-properties officeooo:rsid="0015ba13" officeooo:paragraph-rsid="0015ba13"/>
    </style:style>
    <style:style style:name="P9" style:family="paragraph" style:parent-style-name="Standard">
      <style:text-properties officeooo:rsid="0018af3b" officeooo:paragraph-rsid="0018af3b"/>
    </style:style>
    <style:style style:name="P10" style:family="paragraph" style:parent-style-name="Standard">
      <style:text-properties officeooo:rsid="0018af3b" officeooo:paragraph-rsid="001b4e82"/>
    </style:style>
    <style:style style:name="P11" style:family="paragraph" style:parent-style-name="Standard">
      <style:text-properties officeooo:rsid="0016d804" officeooo:paragraph-rsid="0016d804"/>
    </style:style>
    <style:style style:name="P12" style:family="paragraph" style:parent-style-name="Standard">
      <style:text-properties officeooo:rsid="0016e4a2" officeooo:paragraph-rsid="0016e4a2"/>
    </style:style>
    <style:style style:name="P13" style:family="paragraph" style:parent-style-name="Standard">
      <style:text-properties officeooo:rsid="00184f1c" officeooo:paragraph-rsid="00184f1c"/>
    </style:style>
    <style:style style:name="P14" style:family="paragraph" style:parent-style-name="Standard">
      <style:text-properties officeooo:rsid="00184f1c" officeooo:paragraph-rsid="002db3a6"/>
    </style:style>
    <style:style style:name="P15" style:family="paragraph" style:parent-style-name="Standard">
      <style:text-properties officeooo:rsid="001d84c9" officeooo:paragraph-rsid="001d84c9"/>
    </style:style>
    <style:style style:name="P16" style:family="paragraph" style:parent-style-name="Standard">
      <style:text-properties officeooo:rsid="001d84c9" officeooo:paragraph-rsid="003e09b1"/>
    </style:style>
    <style:style style:name="P17" style:family="paragraph" style:parent-style-name="Standard">
      <style:text-properties officeooo:rsid="001d84c9" officeooo:paragraph-rsid="003ef342"/>
    </style:style>
    <style:style style:name="P18" style:family="paragraph" style:parent-style-name="Standard">
      <style:text-properties officeooo:rsid="001e426c" officeooo:paragraph-rsid="001e426c"/>
    </style:style>
    <style:style style:name="P19" style:family="paragraph" style:parent-style-name="Standard">
      <style:text-properties officeooo:rsid="001e426c" officeooo:paragraph-rsid="003ef342"/>
    </style:style>
    <style:style style:name="P20" style:family="paragraph" style:parent-style-name="Standard">
      <style:text-properties officeooo:rsid="001e426c" officeooo:paragraph-rsid="004585c6"/>
    </style:style>
    <style:style style:name="P21" style:family="paragraph" style:parent-style-name="Standard">
      <style:text-properties officeooo:rsid="001f9cc8" officeooo:paragraph-rsid="001f9cc8"/>
    </style:style>
    <style:style style:name="P22" style:family="paragraph" style:parent-style-name="Standard">
      <style:text-properties officeooo:rsid="001f9cc8" officeooo:paragraph-rsid="003ef342"/>
    </style:style>
    <style:style style:name="P23" style:family="paragraph" style:parent-style-name="Standard">
      <style:text-properties officeooo:rsid="001f9cc8" officeooo:paragraph-rsid="003ef3af"/>
    </style:style>
    <style:style style:name="P24" style:family="paragraph" style:parent-style-name="Standard">
      <style:text-properties officeooo:rsid="002031f7" officeooo:paragraph-rsid="002031f7"/>
    </style:style>
    <style:style style:name="P25" style:family="paragraph" style:parent-style-name="Standard">
      <style:text-properties officeooo:rsid="002031f7" officeooo:paragraph-rsid="0040760e"/>
    </style:style>
    <style:style style:name="P26" style:family="paragraph" style:parent-style-name="Standard">
      <style:text-properties officeooo:rsid="00205efb" officeooo:paragraph-rsid="00205efb"/>
    </style:style>
    <style:style style:name="P27" style:family="paragraph" style:parent-style-name="Standard">
      <style:text-properties officeooo:rsid="00205efb" officeooo:paragraph-rsid="0040760e"/>
    </style:style>
    <style:style style:name="P28" style:family="paragraph" style:parent-style-name="Standard">
      <style:text-properties officeooo:rsid="00214650" officeooo:paragraph-rsid="00214650"/>
    </style:style>
    <style:style style:name="P29" style:family="paragraph" style:parent-style-name="Standard">
      <style:text-properties officeooo:rsid="00214650" officeooo:paragraph-rsid="0040760e"/>
    </style:style>
    <style:style style:name="P30" style:family="paragraph" style:parent-style-name="Standard">
      <style:text-properties officeooo:rsid="00214650" officeooo:paragraph-rsid="00418535"/>
    </style:style>
    <style:style style:name="P31" style:family="paragraph" style:parent-style-name="Standard">
      <style:text-properties officeooo:rsid="00227317" officeooo:paragraph-rsid="00227317"/>
    </style:style>
    <style:style style:name="P32" style:family="paragraph" style:parent-style-name="Standard">
      <style:text-properties officeooo:rsid="00227317" officeooo:paragraph-rsid="00228272"/>
    </style:style>
    <style:style style:name="P33" style:family="paragraph" style:parent-style-name="Standard">
      <style:text-properties officeooo:rsid="00227317" officeooo:paragraph-rsid="0042717d"/>
    </style:style>
    <style:style style:name="P34" style:family="paragraph" style:parent-style-name="Standard">
      <style:text-properties officeooo:rsid="00227317" officeooo:paragraph-rsid="0042a309"/>
    </style:style>
    <style:style style:name="P35" style:family="paragraph" style:parent-style-name="Standard">
      <style:text-properties officeooo:rsid="00228272" officeooo:paragraph-rsid="00228272"/>
    </style:style>
    <style:style style:name="P36" style:family="paragraph" style:parent-style-name="Standard">
      <style:text-properties officeooo:rsid="00228272" officeooo:paragraph-rsid="00235d03"/>
    </style:style>
    <style:style style:name="P37" style:family="paragraph" style:parent-style-name="Standard">
      <style:text-properties officeooo:rsid="00228272" officeooo:paragraph-rsid="002c0b5e"/>
    </style:style>
    <style:style style:name="P38" style:family="paragraph" style:parent-style-name="Standard">
      <style:text-properties officeooo:rsid="00228272" officeooo:paragraph-rsid="002fb5e4"/>
    </style:style>
    <style:style style:name="P39" style:family="paragraph" style:parent-style-name="Standard">
      <style:text-properties officeooo:rsid="00228272" officeooo:paragraph-rsid="00301275"/>
    </style:style>
    <style:style style:name="P40" style:family="paragraph" style:parent-style-name="Standard">
      <style:text-properties officeooo:rsid="00228272" officeooo:paragraph-rsid="0031197f"/>
    </style:style>
    <style:style style:name="P41" style:family="paragraph" style:parent-style-name="Standard">
      <style:text-properties officeooo:rsid="00228272" officeooo:paragraph-rsid="0032b017"/>
    </style:style>
    <style:style style:name="P42" style:family="paragraph" style:parent-style-name="Standard">
      <style:text-properties officeooo:rsid="00228272" officeooo:paragraph-rsid="0035bcea"/>
    </style:style>
    <style:style style:name="P43" style:family="paragraph" style:parent-style-name="Standard">
      <style:text-properties officeooo:rsid="00228272" officeooo:paragraph-rsid="00373d17"/>
    </style:style>
    <style:style style:name="P44" style:family="paragraph" style:parent-style-name="Standard">
      <style:text-properties officeooo:rsid="00228272" officeooo:paragraph-rsid="0038ce1b"/>
    </style:style>
    <style:style style:name="P45" style:family="paragraph" style:parent-style-name="Standard">
      <style:text-properties officeooo:rsid="00228272" officeooo:paragraph-rsid="003bf013"/>
    </style:style>
    <style:style style:name="P46" style:family="paragraph" style:parent-style-name="Standard">
      <style:text-properties officeooo:rsid="00228272" officeooo:paragraph-rsid="003ce7da"/>
    </style:style>
    <style:style style:name="P47" style:family="paragraph" style:parent-style-name="Standard">
      <style:text-properties officeooo:rsid="00228272" officeooo:paragraph-rsid="003da932"/>
    </style:style>
    <style:style style:name="P48" style:family="paragraph" style:parent-style-name="Standard">
      <style:text-properties fo:font-weight="normal" officeooo:rsid="00228272" officeooo:paragraph-rsid="00228272" style:font-weight-asian="normal" style:font-weight-complex="normal"/>
    </style:style>
    <style:style style:name="P49" style:family="paragraph" style:parent-style-name="Standard">
      <style:text-properties fo:font-weight="normal" officeooo:rsid="0019e182" officeooo:paragraph-rsid="00438eab" style:font-weight-asian="normal" style:font-weight-complex="normal"/>
    </style:style>
    <style:style style:name="P50" style:family="paragraph" style:parent-style-name="Standard">
      <style:text-properties officeooo:rsid="000942c5" officeooo:paragraph-rsid="002d7823"/>
    </style:style>
    <style:style style:name="P51" style:family="paragraph" style:parent-style-name="Standard">
      <style:text-properties officeooo:rsid="002f1645" officeooo:paragraph-rsid="0031197f"/>
    </style:style>
    <style:style style:name="P52" style:family="paragraph" style:parent-style-name="Standard">
      <style:text-properties officeooo:rsid="002aad33" officeooo:paragraph-rsid="003bf013"/>
    </style:style>
    <style:style style:name="P53" style:family="paragraph" style:parent-style-name="Standard">
      <style:text-properties officeooo:rsid="0012f2fa" officeooo:paragraph-rsid="003e09b1"/>
    </style:style>
    <style:style style:name="P54" style:family="paragraph" style:parent-style-name="Standard">
      <style:text-properties officeooo:rsid="0012f2fa" officeooo:paragraph-rsid="003ef342"/>
    </style:style>
    <style:style style:name="P55" style:family="paragraph" style:parent-style-name="Standard">
      <style:text-properties officeooo:rsid="0015e53d" officeooo:paragraph-rsid="003ef3af"/>
    </style:style>
    <style:style style:name="P56" style:family="paragraph" style:parent-style-name="Standard">
      <style:text-properties officeooo:rsid="0022e0e4" officeooo:paragraph-rsid="00418535"/>
    </style:style>
    <style:style style:name="P57" style:family="paragraph" style:parent-style-name="Standard">
      <style:text-properties officeooo:rsid="0022e0e4" officeooo:paragraph-rsid="0042a309"/>
    </style:style>
    <style:style style:name="P58" style:family="paragraph" style:parent-style-name="Standard">
      <style:text-properties officeooo:rsid="00119b84" officeooo:paragraph-rsid="00438eab"/>
    </style:style>
    <style:style style:name="P59" style:family="paragraph" style:parent-style-name="Standard">
      <style:text-properties officeooo:rsid="00227317" officeooo:paragraph-rsid="00227317"/>
    </style:style>
    <style:style style:name="T1" style:family="text">
      <style:text-properties officeooo:rsid="0016d804"/>
    </style:style>
    <style:style style:name="T2" style:family="text">
      <style:text-properties officeooo:rsid="0016e4a2"/>
    </style:style>
    <style:style style:name="T3" style:family="text">
      <style:text-properties officeooo:rsid="00184f1c"/>
    </style:style>
    <style:style style:name="T4" style:family="text">
      <style:text-properties officeooo:rsid="0018af3b"/>
    </style:style>
    <style:style style:name="T5" style:family="text">
      <style:text-properties officeooo:rsid="001f9cc8"/>
    </style:style>
    <style:style style:name="T6" style:family="text">
      <style:text-properties officeooo:rsid="002031f7"/>
    </style:style>
    <style:style style:name="T7" style:family="text">
      <style:text-properties officeooo:rsid="00205efb"/>
    </style:style>
    <style:style style:name="T8" style:family="text">
      <style:text-properties officeooo:rsid="00228272"/>
    </style:style>
    <style:style style:name="T9" style:family="text">
      <style:text-properties officeooo:rsid="00235d03"/>
    </style:style>
    <style:style style:name="T10" style:family="text">
      <style:text-properties officeooo:rsid="0025405c"/>
    </style:style>
    <style:style style:name="T11" style:family="text">
      <style:text-properties officeooo:rsid="00297e00"/>
    </style:style>
    <style:style style:name="T12" style:family="text">
      <style:text-properties officeooo:rsid="002b6cf2"/>
    </style:style>
    <style:style style:name="T13" style:family="text">
      <style:text-properties officeooo:rsid="002c0b5e"/>
    </style:style>
    <style:style style:name="T14" style:family="text">
      <style:text-properties officeooo:rsid="00227317"/>
    </style:style>
    <style:style style:name="T15" style:family="text">
      <style:text-properties officeooo:rsid="000942c5"/>
    </style:style>
    <style:style style:name="T16" style:family="text">
      <style:text-properties officeooo:rsid="002d7823"/>
    </style:style>
    <style:style style:name="T17" style:family="text">
      <style:text-properties officeooo:rsid="000e1d12"/>
    </style:style>
    <style:style style:name="T18" style:family="text">
      <style:text-properties officeooo:rsid="002db3a6"/>
    </style:style>
    <style:style style:name="T19" style:family="text">
      <style:text-properties officeooo:rsid="00119b84"/>
    </style:style>
    <style:style style:name="T20" style:family="text">
      <style:text-properties fo:font-weight="normal" officeooo:rsid="00186348" style:font-weight-asian="normal" style:font-weight-complex="normal"/>
    </style:style>
    <style:style style:name="T21" style:family="text">
      <style:text-properties fo:font-weight="normal" officeooo:rsid="002db3a6" style:font-weight-asian="normal" style:font-weight-complex="normal"/>
    </style:style>
    <style:style style:name="T22" style:family="text">
      <style:text-properties fo:font-weight="normal" officeooo:rsid="001b5812" style:font-weight-asian="normal" style:font-weight-complex="normal"/>
    </style:style>
    <style:style style:name="T23" style:family="text">
      <style:text-properties fo:font-weight="normal" officeooo:rsid="001e1b03" style:font-weight-asian="normal" style:font-weight-complex="normal"/>
    </style:style>
    <style:style style:name="T24" style:family="text">
      <style:text-properties fo:font-weight="normal" officeooo:rsid="001fdb3e" style:font-weight-asian="normal" style:font-weight-complex="normal"/>
    </style:style>
    <style:style style:name="T25" style:family="text">
      <style:text-properties fo:font-weight="normal" officeooo:rsid="0019e182" style:font-weight-asian="normal" style:font-weight-complex="normal"/>
    </style:style>
    <style:style style:name="T26" style:family="text">
      <style:text-properties officeooo:rsid="002f2cb9"/>
    </style:style>
    <style:style style:name="T27" style:family="text">
      <style:text-properties officeooo:rsid="002fb5e4"/>
    </style:style>
    <style:style style:name="T28" style:family="text">
      <style:text-properties officeooo:rsid="0031c603"/>
    </style:style>
    <style:style style:name="T29" style:family="text">
      <style:text-properties officeooo:rsid="00301275"/>
    </style:style>
    <style:style style:name="T30" style:family="text">
      <style:text-properties officeooo:rsid="00312b09"/>
    </style:style>
    <style:style style:name="T31" style:family="text">
      <style:text-properties officeooo:rsid="0031197f"/>
    </style:style>
    <style:style style:name="T32" style:family="text">
      <style:text-properties officeooo:rsid="003b787c"/>
    </style:style>
    <style:style style:name="T33" style:family="text">
      <style:text-properties officeooo:rsid="004005a3"/>
    </style:style>
    <style:style style:name="T34" style:family="text">
      <style:text-properties officeooo:rsid="002f7039"/>
    </style:style>
    <style:style style:name="T35" style:family="text">
      <style:text-properties officeooo:rsid="0033ce97"/>
    </style:style>
    <style:style style:name="T36" style:family="text">
      <style:text-properties officeooo:rsid="002f2349"/>
    </style:style>
    <style:style style:name="T37" style:family="text">
      <style:text-properties officeooo:rsid="005d2017"/>
    </style:style>
    <style:style style:name="T38" style:family="text">
      <style:text-properties officeooo:rsid="003a340f"/>
    </style:style>
    <style:style style:name="T39" style:family="text">
      <style:text-properties officeooo:rsid="003b8a2b"/>
    </style:style>
    <style:style style:name="T40" style:family="text">
      <style:text-properties officeooo:rsid="003bf013"/>
    </style:style>
    <style:style style:name="T41" style:family="text">
      <style:text-properties officeooo:rsid="002c5f67"/>
    </style:style>
    <style:style style:name="T42" style:family="text">
      <style:text-properties officeooo:rsid="002b284f"/>
    </style:style>
    <style:style style:name="T43" style:family="text">
      <style:text-properties officeooo:rsid="002aad33"/>
    </style:style>
    <style:style style:name="T44" style:family="text">
      <style:text-properties officeooo:rsid="00267039"/>
    </style:style>
    <style:style style:name="T45" style:family="text">
      <style:text-properties officeooo:rsid="002599fd"/>
    </style:style>
    <style:style style:name="T46" style:family="text">
      <style:text-properties officeooo:rsid="00419211"/>
    </style:style>
    <style:style style:name="T47" style:family="text">
      <style:text-properties officeooo:rsid="0023ffaa"/>
    </style:style>
    <style:style style:name="T48" style:family="text">
      <style:text-properties officeooo:rsid="003da932"/>
    </style:style>
    <style:style style:name="T49" style:family="text">
      <style:text-properties officeooo:rsid="003dd40a"/>
    </style:style>
    <style:style style:name="T50" style:family="text">
      <style:text-properties officeooo:rsid="003e09b1"/>
    </style:style>
    <style:style style:name="T51" style:family="text">
      <style:text-properties officeooo:rsid="0012f2fa"/>
    </style:style>
    <style:style style:name="T52" style:family="text">
      <style:text-properties officeooo:rsid="003ef342"/>
    </style:style>
    <style:style style:name="T53" style:family="text">
      <style:text-properties officeooo:rsid="0014cffc"/>
    </style:style>
    <style:style style:name="T54" style:family="text">
      <style:text-properties officeooo:rsid="0015a21e"/>
    </style:style>
    <style:style style:name="T55" style:family="text">
      <style:text-properties officeooo:rsid="004bb5df"/>
    </style:style>
    <style:style style:name="T56" style:family="text">
      <style:text-properties officeooo:rsid="004c94ed"/>
    </style:style>
    <style:style style:name="T57" style:family="text">
      <style:text-properties officeooo:rsid="0015e53d"/>
    </style:style>
    <style:style style:name="T58" style:family="text">
      <style:text-properties officeooo:rsid="0040760e"/>
    </style:style>
    <style:style style:name="T59" style:family="text">
      <style:text-properties officeooo:rsid="0018c63e"/>
    </style:style>
    <style:style style:name="T60" style:family="text">
      <style:text-properties officeooo:rsid="001abb43"/>
    </style:style>
    <style:style style:name="T61" style:family="text">
      <style:text-properties officeooo:rsid="001eb4b7"/>
    </style:style>
    <style:style style:name="T62" style:family="text">
      <style:text-properties officeooo:rsid="00225cf1"/>
    </style:style>
    <style:style style:name="T63" style:family="text">
      <style:text-properties officeooo:rsid="00228cad"/>
    </style:style>
    <style:style style:name="T64" style:family="text">
      <style:text-properties officeooo:rsid="0022e0e4"/>
    </style:style>
    <style:style style:name="T65" style:family="text">
      <style:text-properties officeooo:rsid="00418535"/>
    </style:style>
    <style:style style:name="T66" style:family="text">
      <style:text-properties officeooo:rsid="00236b6e"/>
    </style:style>
    <style:style style:name="T67" style:family="text">
      <style:text-properties officeooo:rsid="005cfbfe"/>
    </style:style>
    <style:style style:name="T68" style:family="text">
      <style:text-properties officeooo:rsid="005857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</text:p>
      <text:p text:style-name="P8"/>
      <text:p text:style-name="P8">1) what is a variable in python?</text:p>
      <text:p text:style-name="P8">Ans: A variable is name that refers to a value.</text:p>
      <text:p text:style-name="P8"/>
      <text:p text:style-name="P8">2) How do you create a variable?</text:p>
      <text:p text:style-name="P8">Ans: <text:span text:style-name="T1">L = 7 , here L is an varaiable that contains a value 7</text:span></text:p>
      <text:p text:style-name="P8"><text:s text:c="9"/><text:span text:style-name="T1">There are some rules while creating a variable </text:span></text:p>
      <text:p text:style-name="P8"><text:s text:c="5"/>&gt; <text:span text:style-name="T1">variables are case-sensitive</text:span></text:p>
      <text:p text:style-name="P8"><text:s text:c="5"/>&gt; <text:span text:style-name="T1">variables must not starts with digits</text:span></text:p>
      <text:p text:style-name="P11"><text:s text:c="5"/>&gt; variables must not be the <text:span text:style-name="T2">from the reserved keys</text:span></text:p>
      <text:p text:style-name="P11"/>
      <text:p text:style-name="P12">3) How do you check the value within the variable?</text:p>
      <text:p text:style-name="P12">Ans: by using <text:s text:c="4"/>print( variable name)</text:p>
      <text:p text:style-name="P12"><text:s text:c="14"/>Ex: L=7 </text:p>
      <text:p text:style-name="P12"><text:s text:c="21"/>print(L)</text:p>
      <text:p text:style-name="P12"><text:s text:c="11"/>we get <text:s/>L= 7</text:p>
      <text:p text:style-name="P12"/>
      <text:p text:style-name="P12">4) How do you create multiple variables in a single statement ?</text:p>
      <text:p text:style-name="P12">Ans: by using <text:s/>, <text:s/>we can create multiple variables in a single statement</text:p>
      <text:p text:style-name="P12"><text:s text:c="12"/><text:span text:style-name="T3">Ex: <text:s/>a=1 , b=2 , c=3 <text:s/></text:span><text:span text:style-name="T18">(or) <text:s/>x,y=1,2</text:span></text:p>
      <text:p text:style-name="P12"/>
      <text:p text:style-name="P13">5) <text:span text:style-name="T2">How do you create multiple variables in a single </text:span>value<text:span text:style-name="T2">?</text:span></text:p>
      <text:p text:style-name="P13">Ans: <text:s text:c="6"/>a = b = c = 1 <text:s/>or a=1</text:p>
      <text:p text:style-name="P13"><text:s text:c="41"/>b=1</text:p>
      <text:p text:style-name="P13"><text:s text:c="41"/>c=1</text:p>
      <text:p text:style-name="P13"/>
      <text:p text:style-name="P13">6)How do you change the value of the variable?</text:p>
      <text:p text:style-name="P14">Ans: <text:s/><text:span text:style-name="T4">a=1 </text:span><text:span text:style-name="T20">value of </text:span><text:span text:style-name="T21">a </text:span><text:span text:style-name="T20">is 1 when created </text:span></text:p>
      <text:p text:style-name="P14"><text:span text:style-name="T20"><text:s text:c="9"/></text:span><text:span text:style-name="T21"><text:s/>a=0 value is changed into 0</text:span></text:p>
      <text:p text:style-name="P9"/>
      <text:p text:style-name="P2">7) How do you reassign a variables by modifying the previous value ?</text:p>
      <text:p text:style-name="P2">Ans: by declaring the value for the same variable we can modify</text:p>
      <text:p text:style-name="P2"><text:s text:c="12"/>Ex: a = 2 , <text:span text:style-name="T26">a = a=a+5 <text:s/>we get </text:span></text:p>
      <text:p text:style-name="P2"><text:s text:c="19"/></text:p>
      <text:p text:style-name="P2"/>
      <text:p text:style-name="P2">8) what does the statement counter +=4 do ?</text:p>
      <text:p text:style-name="P3">Ans: <text:span text:style-name="T16">i</text:span><text:span text:style-name="T15">t adds the 4 to the existing number.</text:span></text:p>
      <text:p text:style-name="P2"/>
      <text:p text:style-name="P2">9) What are the rules for nameing a variable ?</text:p>
      <text:p text:style-name="P4">Ans: <text:span text:style-name="T25">A variable name can have any alphabet in it, underscore and any digits(0-9), but it cannot start <text:s text:c="11"/>with a number.</text:span></text:p>
      <text:p text:style-name="P49">Variable names are case sensitive and two variables cannot have the same name.</text:p>
      <text:p text:style-name="P2"/>
      <text:p text:style-name="P2">10)Are variable names case sensitive ?</text:p>
      <text:p text:style-name="P2"><text:s text:c="2"/>Ans : Yes </text:p>
      <text:p text:style-name="P2"><text:s text:c="2"/>Do a_variable , A_variable <text:s/>and A_VARIABLE represent the same <text:s/>variable or different <text:span text:style-name="T12">variables</text:span></text:p>
      <text:p text:style-name="P2"><text:s text:c="2"/>Ans: <text:span text:style-name="T16">Different</text:span></text:p>
      <text:p text:style-name="P2"/>
      <text:p text:style-name="P2"/>
      <text:p text:style-name="P2"/>
      <text:p text:style-name="P2"/>
      <text:p text:style-name="P2"><text:soft-page-break/>11)What is syntax and why is it important?</text:p>
      <text:p text:style-name="P3">Ans:<text:span text:style-name="T15">Syntax <text:s/></text:span><text:span text:style-name="T16">is a set of rules that are followed while writing a python code.</text:span></text:p>
      <text:p text:style-name="P3"><text:s text:c="8"/><text:span text:style-name="T16">It is important because without syntax the computer can’t understand a code.</text:span></text:p>
      <text:p text:style-name="P50"/>
      <text:p text:style-name="P2"/>
      <text:p text:style-name="P2">12)What happens if you execute a statement with invalid syntax ?</text:p>
      <text:p text:style-name="P2">Ans: <text:span text:style-name="T16">It shows an error</text:span></text:p>
      <text:p text:style-name="P2"/>
      <text:p text:style-name="P2">13)How do you check the data type of a <text:s/>variable?</text:p>
      <text:p text:style-name="P2">Ans: <text:span text:style-name="T16">By using type() , we can check the data type of variable.</text:span></text:p>
      <text:p text:style-name="P2"/>
      <text:p text:style-name="P2">14)What are the built-in data types in python?</text:p>
      <text:p text:style-name="P3">Ans:<text:span text:style-name="T16">N</text:span><text:span text:style-name="T17">umbers, </text:span><text:span text:style-name="T16">St</text:span><text:span text:style-name="T17">rings, <text:s/></text:span><text:span text:style-name="T16">A</text:span><text:span text:style-name="T17">rrays, </text:span><text:span text:style-name="T16">D</text:span><text:span text:style-name="T17">ictionary , </text:span><text:span text:style-name="T16">L</text:span><text:span text:style-name="T17">ist , </text:span><text:span text:style-name="T16">S</text:span><text:span text:style-name="T17">et, </text:span><text:span text:style-name="T16">V</text:span><text:span text:style-name="T17">ariables </text:span></text:p>
      <text:p text:style-name="P2"><text:s/></text:p>
      <text:p text:style-name="P5">15) What is primitive data type?</text:p>
      <text:p text:style-name="P5">Ans:<text:span text:style-name="T18">It is an built-in data type.</text:span></text:p>
      <text:p text:style-name="P5"/>
      <text:p text:style-name="P5">16)What are primitive data type available in python?</text:p>
      <text:p text:style-name="P6">Ans:<text:span text:style-name="T19">list, tuples, numbers, strings, dictionary, set.</text:span></text:p>
      <text:p text:style-name="P5"/>
      <text:p text:style-name="P5">17)What is a data structure or container data type?</text:p>
      <text:p text:style-name="P7">Ans:<text:span text:style-name="T19">Python provides the data structures for holding an ordered list of objects.</text:span></text:p>
      <text:p text:style-name="P58"><text:s text:c="5"/>Lists, tuples, are the container datatypes.</text:p>
      <text:p text:style-name="P5"/>
      <text:p text:style-name="P5">18) What are the container types available in python ?</text:p>
      <text:p text:style-name="P6">Ans:<text:span text:style-name="T19">Lists, tuples, dictionary, sets </text:span></text:p>
      <text:p text:style-name="P5"/>
      <text:p text:style-name="P5">19)What kind of data does the integer data type represent?</text:p>
      <text:p text:style-name="P6">Ans:<text:span text:style-name="T19">Integers are the numbers such as 1,8,-6,100. Integer arithmetic is exact.</text:span></text:p>
      <text:p text:style-name="P5"/>
      <text:p text:style-name="P5">20)What are the numerical limits of the integer data type?</text:p>
      <text:p text:style-name="P6">Ans: <text:span text:style-name="T18">R</text:span><text:span text:style-name="T19">eal numbers</text:span></text:p>
      <text:p text:style-name="P5"/>
      <text:p text:style-name="P5">21) What kind of data the float data type represents ?</text:p>
      <text:p text:style-name="P6">Ans: <text:span text:style-name="T19">4 bytes</text:span></text:p>
      <text:p text:style-name="P5"/>
      <text:p text:style-name="P5">22)How does python decided if a given number is a integer or float?</text:p>
      <text:p text:style-name="P6">Ans: <text:span text:style-name="T49">it will see for </text:span><text:span text:style-name="T50">the decimal point . If it finds it decides as the float else as an integer.</text:span></text:p>
      <text:p text:style-name="P5"/>
      <text:p text:style-name="P5">23)How can you create a variable which stores a whole number , e.g., 4 but has the float data type ?</text:p>
      <text:p text:style-name="P16">Ans: <text:span text:style-name="T51">we give the float datatype before the number.</text:span></text:p>
      <text:p text:style-name="P53"><text:s text:c="6"/>E.g: a = (float)<text:span text:style-name="T50">7</text:span></text:p>
      <text:p text:style-name="P15"/>
      <text:p text:style-name="P15">24)How to create a <text:s/>floats representing very large (e.g., 6.023*10^23) or very small numbers(0.000000123)?</text:p>
      <text:p text:style-name="P16">Ans:<text:span text:style-name="T50">By u</text:span><text:span text:style-name="T22">sing exponential notation. <text:s text:c="4"/>6.023e2</text:span><text:span text:style-name="T23">3</text:span><text:span text:style-name="T22">, 123e-9.</text:span></text:p>
      <text:p text:style-name="P15"/>
      <text:p text:style-name="P15">25)What does the expression 23e-12 represents?</text:p>
      <text:p text:style-name="P15">Ans:<text:span text:style-name="T52">exponent number</text:span></text:p>
      <text:p text:style-name="P15"/>
      <text:p text:style-name="P15">26)Can floats be used to store numbers with unlimited precision?</text:p>
      <text:p text:style-name="P15">Ans:<text:span text:style-name="T52">No</text:span></text:p>
      <text:p text:style-name="P15"><text:soft-page-break/></text:p>
      <text:p text:style-name="P15"/>
      <text:p text:style-name="P15">27)What are the differences between integers and floats?</text:p>
      <text:p text:style-name="P17">Ans:<text:span text:style-name="T51">Integers represent the arithemtis exact numbers whereas, floats represent the real numbers.</text:span></text:p>
      <text:p text:style-name="P15"/>
      <text:p text:style-name="P15"/>
      <text:p text:style-name="P15">28)How do you convert an integer to a float?</text:p>
      <text:p text:style-name="P19">Ans:<text:span text:style-name="T51">we use type casting method to convert the integer to float.</text:span></text:p>
      <text:p text:style-name="P54"><text:s text:c="5"/><text:span text:style-name="T53">Eg: a = float(</text:span><text:span text:style-name="T52">7</text:span><text:span text:style-name="T53">)</text:span></text:p>
      <text:p text:style-name="P18"/>
      <text:p text:style-name="P18">29)How do you convert an float to integer?</text:p>
      <text:p text:style-name="P19">Ans:<text:span text:style-name="T52">by using type casting method <text:s/></text:span><text:span text:style-name="T53">Eg: a = int(4.56)</text:span></text:p>
      <text:p text:style-name="P18"/>
      <text:p text:style-name="P18">30)What is result obtained when you convert 1.99 to an integer?</text:p>
      <text:p text:style-name="P18">Ans: 1</text:p>
      <text:p text:style-name="P18"/>
      <text:p text:style-name="P18">31)what are the data types of the results of the division operators / and //?</text:p>
      <text:p text:style-name="P18">Ans: floating division and integter division</text:p>
      <text:p text:style-name="P18"/>
      <text:p text:style-name="P18">32)what kind of data does the boolean data type represents?</text:p>
      <text:p text:style-name="P18">Ans: True <text:s/>, <text:s/>False</text:p>
      <text:p text:style-name="P18"/>
      <text:p text:style-name="P18">33) Which type of python operators return boolean as a result?</text:p>
      <text:p text:style-name="P18">Ans:OR and AND operators </text:p>
      <text:p text:style-name="P18"/>
      <text:p text:style-name="P18">34)what happens if you try to use a booolean in arithmetic operatiopns?</text:p>
      <text:p text:style-name="P20">Ans: <text:span text:style-name="T68">It takes true as 1 and false as 0.</text:span></text:p>
      <text:p text:style-name="P18"/>
      <text:p text:style-name="P18">35)how can any value in python be covered to a boolean ?</text:p>
      <text:p text:style-name="P18">Ans: by type casting</text:p>
      <text:p text:style-name="P10"/>
      <text:p text:style-name="P18">36)What are truthy and falsy values ?</text:p>
      <text:p text:style-name="P18">Ans: 1 – truthy</text:p>
      <text:p text:style-name="P18"><text:s text:c="9"/>0 – Falsy</text:p>
      <text:p text:style-name="P18"/>
      <text:p text:style-name="P18">37)What are the values in python that evaluate to flaase ?</text:p>
      <text:p text:style-name="P18">Ans: <text:span text:style-name="T5">0</text:span></text:p>
      <text:p text:style-name="P18"/>
      <text:p text:style-name="P21">38) Give some examples of the values that evaluate to true?</text:p>
      <text:p text:style-name="P22">Ans:<text:span text:style-name="T54">“ </text:span><text:span text:style-name="T52">loki</text:span><text:span text:style-name="T55"> “</text:span></text:p>
      <text:p text:style-name="P22"><text:s text:c="8"/>“ <text:span text:style-name="T52">king”</text:span></text:p>
      <text:p text:style-name="P22"><text:s text:c="8"/>“ <text:span text:style-name="T52">A man with full power”</text:span></text:p>
      <text:p text:style-name="P21"/>
      <text:p text:style-name="P21">39)What kind of data does the none data type represents?</text:p>
      <text:p text:style-name="P23">Ans: <text:span text:style-name="T56">It represents to the no data.</text:span></text:p>
      <text:p text:style-name="P21"/>
      <text:p text:style-name="P21">40)What is purpose of none?</text:p>
      <text:p text:style-name="P21">Ans: none says that there is no value for that variables (or) data.</text:p>
      <text:p text:style-name="P21"/>
      <text:p text:style-name="P21">41)What kind of data does the string data type represents?</text:p>
      <text:p text:style-name="P21">Ans: A python string onject is an ordered , immutable sequence of characters.</text:p>
      <text:p text:style-name="P21"><text:s text:c="8"/>String is used to store text data in python.</text:p>
      <text:p text:style-name="P21"><text:soft-page-break/></text:p>
      <text:p text:style-name="P21">42)what are the different ways of creating strings in python?</text:p>
      <text:p text:style-name="P23">Ans:<text:span text:style-name="T57">To define a variable containing some string, enclose the text in either single or double quotes.</text:span></text:p>
      <text:p text:style-name="P55"><text:s text:c="6"/>Triple- quoted strings, Indexing and slicing strings,.</text:p>
      <text:p text:style-name="P21"/>
      <text:p text:style-name="P21">43)<text:span text:style-name="T6">what is difference between creating strings using single quotes, i.e., ‘ and ‘ vs . Those created using double quotes,i.e. “ and “ ?</text:span></text:p>
      <text:p text:style-name="P24">Ans: <text:s/><text:span text:style-name="T58">no difference</text:span></text:p>
      <text:p text:style-name="P24"/>
      <text:p text:style-name="P24">44) How do you create multi-line strings in python?</text:p>
      <text:p text:style-name="P24">Ans: By using continuation (‘’).</text:p>
      <text:p text:style-name="P24"/>
      <text:p text:style-name="P24"/>
      <text:p text:style-name="P24">45)What is newline character, \n?</text:p>
      <text:p text:style-name="P24">Ans: when we use this \n (n<text:span text:style-name="T58">ew</text:span> line character) it goes to next line and continue.</text:p>
      <text:p text:style-name="P24"/>
      <text:p text:style-name="P24">46)what are escaped characters? How are they useful?</text:p>
      <text:p text:style-name="P25">Ans:<text:span text:style-name="T57">Escaped characters are having backslash which handles whether to include both quotes in a a string and whether to include more than one line in the string.(\n)</text:span></text:p>
      <text:p text:style-name="P24"/>
      <text:p text:style-name="P24">47)how do you check the length of the string?</text:p>
      <text:p text:style-name="P24">Ans: len()</text:p>
      <text:p text:style-name="P24"><text:s text:c="7"/>ex: len(q) where <text:span text:style-name="T7">q is an variable </text:span></text:p>
      <text:p text:style-name="P24"/>
      <text:p text:style-name="P24">48) How do you convert a string into a list of characters?</text:p>
      <text:p text:style-name="P25">Ans:<text:span text:style-name="T57">By using </text:span><text:span text:style-name="T59">variable_name.</text:span><text:span text:style-name="T57">split() function.</text:span></text:p>
      <text:p text:style-name="P24"/>
      <text:p text:style-name="P26">49) How do you access a specific character from a string ?</text:p>
      <text:p text:style-name="P27">Ans:<text:span text:style-name="T57"> varible name[</text:span><text:span text:style-name="T60">index n</text:span><text:span text:style-name="T58">umber]</text:span></text:p>
      <text:p text:style-name="P26"/>
      <text:p text:style-name="P26">50) How dop you access a range of characters from a string ?</text:p>
      <text:p text:style-name="P27">Ans:<text:span text:style-name="T61">variable name[range of indices]</text:span></text:p>
      <text:p text:style-name="P26"/>
      <text:p text:style-name="P26">51) How do you check if a specific character occurs in a string?</text:p>
      <text:p text:style-name="P29">Ans: <text:span text:style-name="T62">‘character’ in variable name </text:span><text:span text:style-name="T63">of a string.</text:span></text:p>
      <text:p text:style-name="P28"/>
      <text:p text:style-name="P28">52)How do you check if a smaller string occurs within a bigger string?</text:p>
      <text:p text:style-name="P29">Ans: <text:span text:style-name="T63">‘substing’ in a variable_name of a string.</text:span></text:p>
      <text:p text:style-name="P28"/>
      <text:p text:style-name="P28">53)How do you join two or more strings?</text:p>
      <text:p text:style-name="P28">Ans: string1 + string2</text:p>
      <text:p text:style-name="P28"/>
      <text:p text:style-name="P28">54)What are \"methods\" in Python? How are they different from functions?</text:p>
      <text:p text:style-name="P30">Ans:<text:span text:style-name="T24">Methods are the operations that belong to a class. They are bound to a class and can be called using a reference of an object of the class. Functions can be called without such a constraint.</text:span></text:p>
      <text:p text:style-name="P28"/>
      <text:p text:style-name="P28">55)What do the `.lower`, `.upper` and `.capitalize` methods on strings do?</text:p>
      <text:p text:style-name="P30">Ans: <text:span text:style-name="T64">lower – coverts the given string to the small alphabets</text:span></text:p>
      <text:p text:style-name="P56"><text:s text:c="8"/>upper – converts the given string to the capital alphbets</text:p>
      <text:p text:style-name="P56"><text:s text:c="8"/>capitalize – converts first character of first word to capital letter in every word</text:p>
      <text:p text:style-name="P28"/>
      <text:p text:style-name="P28"/>
      <text:p text:style-name="P28"><text:soft-page-break/>56) How do you replace a specific part of a string with something else?</text:p>
      <text:p text:style-name="P30">Ans: <text:span text:style-name="T65">B</text:span><text:span text:style-name="T64">y using replace() function.</text:span></text:p>
      <text:p text:style-name="P28"/>
      <text:p text:style-name="P28">57)How do you split the string \"Sun,Mon,Tue,Wed,Thu,Fri,Sat\" into a list of days?</text:p>
      <text:p text:style-name="P30">Ans: <text:span text:style-name="T64">By </text:span><text:span text:style-name="T65">using </text:span><text:span text:style-name="T64">split() function.</text:span></text:p>
      <text:p text:style-name="P28"/>
      <text:p text:style-name="P28">58)How do you remove whitespace from the beginning and end of a string?</text:p>
      <text:p text:style-name="P30">Ans: <text:span text:style-name="T64">By using strip() function.</text:span></text:p>
      <text:p text:style-name="P26"/>
      <text:p text:style-name="P31">59)What is the string `.format` method used for? Can you give an example?</text:p>
      <text:p text:style-name="P34">Ans: <text:span text:style-name="T64"><text:s/></text:span><text:span text:style-name="T66">‘{} plus {} equals’.format(2,3,’five’)</text:span></text:p>
      <text:p text:style-name="P57"><text:tab/>‘<text:span text:style-name="T66">2 plus 3 equals five’</text:span></text:p>
      <text:p text:style-name="P31"/>
      <text:p text:style-name="P31">60)What are the benefits of using the `.format` method instead of string concatenation?</text:p>
      <text:p text:style-name="P33">Ans:<text:span text:style-name="T67">Format is easy to use.</text:span></text:p>
      <text:p text:style-name="P31"/>
      <text:p text:style-name="P32">61<text:span text:style-name="T8">)</text:span> How do you convert a value of another type to a string?</text:p>
      <text:p text:style-name="P47">Ans: <text:span text:style-name="T48">t</text:span><text:span text:style-name="T47">ype casting.</text:span></text:p>
      <text:p text:style-name="P35"/>
      <text:p text:style-name="P32">62<text:span text:style-name="T8">)</text:span>How do you check if two strings have the same value?</text:p>
      <text:p text:style-name="P35">Ans: string1 == string2</text:p>
      <text:p text:style-name="P35"/>
      <text:p text:style-name="P31">63<text:span text:style-name="T8">)</text:span>Where can you find the list of all the methods supported by strings?</text:p>
      <text:p text:style-name="P47">Ans:<text:span text:style-name="T46">dir(str)</text:span></text:p>
      <text:p text:style-name="P35"/>
      <text:p text:style-name="P31">64<text:span text:style-name="T8">)</text:span> What is a list in Python?</text:p>
      <text:p text:style-name="P46">Ans:<text:span text:style-name="T13">List is a data structure for holding </text:span><text:span text:style-name="T45">an ordered list of objects.</text:span></text:p>
      <text:p text:style-name="P35"/>
      <text:p text:style-name="P31">65<text:span text:style-name="T8">)</text:span>How do you create a list?</text:p>
      <text:p text:style-name="P45">Ans:</text:p>
      <text:p text:style-name="P45"><text:span text:style-name="T44">my</text:span><text:span text:style-name="T40">family</text:span><text:span text:style-name="T44"> = [‘B.</text:span><text:span text:style-name="T40">L.S.R</text:span><text:span text:style-name="T44">’,’</text:span><text:span text:style-name="T40">B.S.L</text:span><text:span text:style-name="T44">’,’</text:span><text:span text:style-name="T40">B.R.R</text:span><text:span text:style-name="T44">’,’</text:span><text:span text:style-name="T40">B.L.N.R</text:span><text:span text:style-name="T44">’]</text:span></text:p>
      <text:p text:style-name="P35"/>
      <text:p text:style-name="P31">66<text:span text:style-name="T8">)</text:span>Can a Python list contain values of different data types?</text:p>
      <text:p text:style-name="P35">Ans: Yes</text:p>
      <text:p text:style-name="P35"/>
      <text:p text:style-name="P31">67<text:span text:style-name="T8">)</text:span>Can a list contain another list as an element within it?</text:p>
      <text:p text:style-name="P35">Ans: <text:span text:style-name="T10">Yes</text:span></text:p>
      <text:p text:style-name="P35"/>
      <text:p text:style-name="P31">68<text:span text:style-name="T8">)</text:span>Can you create a list without any values?</text:p>
      <text:p text:style-name="P35">Ans: <text:span text:style-name="T10">Yes</text:span></text:p>
      <text:p text:style-name="P35"/>
      <text:p text:style-name="P31">69<text:span text:style-name="T8">)</text:span>How do you check the length of a list in Python?</text:p>
      <text:p text:style-name="P35">Ans: <text:span text:style-name="T10">by using len()</text:span></text:p>
      <text:p text:style-name="P35"/>
      <text:p text:style-name="P31">70<text:span text:style-name="T8">)</text:span>How do you retrieve a value from a list?</text:p>
      <text:p text:style-name="P35">Ans:<text:span text:style-name="T10">by using <text:s/>index.list[index number]</text:span></text:p>
      <text:p text:style-name="P35"/>
      <text:p text:style-name="P31">71<text:span text:style-name="T8">)</text:span> What is the smallest and largest index you can use to access elements from a list containing five elements?</text:p>
      <text:p text:style-name="P48">Ans: <text:span text:style-name="T10">smallest is 0 and largest is 4</text:span></text:p>
      <text:p text:style-name="P48"/>
      <text:p text:style-name="P31"/>
      <text:p text:style-name="P31"><text:soft-page-break/>72<text:span text:style-name="T8">)</text:span>What happens if you try to access an index equal to or larger than the size of a list?</text:p>
      <text:p text:style-name="P35">Ans:<text:span text:style-name="T10">we gets a error</text:span></text:p>
      <text:p text:style-name="P35"/>
      <text:p text:style-name="P31">73<text:span text:style-name="T8">)</text:span>What happens if you try to access a negative index within a list?</text:p>
      <text:p text:style-name="P35">Ans:<text:span text:style-name="T10">we get an object in reverse order ( last one we get first and first one we gets first)</text:span></text:p>
      <text:p text:style-name="P35"/>
      <text:p text:style-name="P35"/>
      <text:p text:style-name="P31"/>
      <text:p text:style-name="P31">74<text:span text:style-name="T8">)</text:span>How do you access a range of elements from a list?</text:p>
      <text:p text:style-name="P35">Ans:<text:span text:style-name="T10">by using slicing method</text:span></text:p>
      <text:p text:style-name="P35"/>
      <text:p text:style-name="P31">75<text:span text:style-name="T8">)</text:span>How many elements does the list returned by the expression `a_list[2:5]` contain?</text:p>
      <text:p text:style-name="P35">Ans:<text:span text:style-name="T11">3</text:span></text:p>
      <text:p text:style-name="P35"/>
      <text:p text:style-name="P31">76<text:span text:style-name="T8">)</text:span>What do the ranges `a_list[:2]` and `a_list[2:]` represent?</text:p>
      <text:p text:style-name="P35">Ans:<text:span text:style-name="T11">2</text:span></text:p>
      <text:p text:style-name="P35"/>
      <text:p text:style-name="P31">77<text:span text:style-name="T8">)</text:span>How do you change the item stored at a specific index within a list?</text:p>
      <text:p text:style-name="P35">Ans:<text:span text:style-name="T11">list[index] = new_value</text:span></text:p>
      <text:p text:style-name="P35"/>
      <text:p text:style-name="P31"/>
      <text:p text:style-name="P31">78<text:span text:style-name="T8">)</text:span>How do you insert a new item at the beginning, middle, or end of a list?</text:p>
      <text:p text:style-name="P35">Ans: `append` - add an item to the end of the list</text:p>
      <text:p text:style-name="P45"><text:s text:c="10"/><text:span text:style-name="T43">list[0] – beginning </text:span></text:p>
      <text:p text:style-name="P52"><text:s text:c="6"/>list[index <text:span text:style-name="T40">number</text:span>] – middle.</text:p>
      <text:p text:style-name="P35"/>
      <text:p text:style-name="P31">79<text:span text:style-name="T8">)</text:span>How do you remove an item from a list?</text:p>
      <text:p text:style-name="P45">Ans: <text:span text:style-name="T40">by using remove() function </text:span></text:p>
      <text:p text:style-name="P45"><text:s text:c="9"/><text:span text:style-name="T42">Mylist.remove[</text:span><text:span text:style-name="T40">0]</text:span></text:p>
      <text:p text:style-name="P31"/>
      <text:p text:style-name="P31">80<text:span text:style-name="T8">)</text:span>How do you remove the item at a given index from a list?</text:p>
      <text:p text:style-name="P35">Ans: <text:span text:style-name="T40">by using remove() function </text:span></text:p>
      <text:p text:style-name="P45"><text:s text:c="9"/><text:span text:style-name="T42">Mylist.remove[</text:span><text:span text:style-name="T41">index </text:span><text:span text:style-name="T40">number</text:span><text:span text:style-name="T42">]</text:span></text:p>
      <text:p text:style-name="P35"/>
      <text:p text:style-name="P31">81<text:span text:style-name="T8">)</text:span>How do you check if a list contains a value?</text:p>
      <text:p text:style-name="P35">Ans: <text:span text:style-name="T39">value in LIST_NAME</text:span></text:p>
      <text:p text:style-name="P35"/>
      <text:p text:style-name="P31">82<text:span text:style-name="T8">)</text:span>How do you combine two or most lists to create a larger list?</text:p>
      <text:p text:style-name="P35">Ans: <text:span text:style-name="T39">extend()</text:span></text:p>
      <text:p text:style-name="P35"/>
      <text:p text:style-name="P31">83<text:span text:style-name="T8">)</text:span>How do you create a copy of a list?</text:p>
      <text:p text:style-name="P35">Ans: <text:span text:style-name="T39">copy ()</text:span></text:p>
      <text:p text:style-name="P35"/>
      <text:p text:style-name="P31">84<text:span text:style-name="T8">)</text:span>Does the expression `a_new_list = a_list` create a copy of the list `a_list`?</text:p>
      <text:p text:style-name="P35">Ans:<text:span text:style-name="T38">No</text:span></text:p>
      <text:p text:style-name="P35"/>
      <text:p text:style-name="P31">85<text:span text:style-name="T8">)</text:span>Where can you find the list of all the methods supported by lists?</text:p>
      <text:p text:style-name="P44">Ans: <text:span text:style-name="T37">dir(list)</text:span></text:p>
      <text:p text:style-name="P35"/>
      <text:p text:style-name="P31">86<text:span text:style-name="T8">)</text:span>What is a Tuple in Python?</text:p>
      <text:p text:style-name="P43">Ans: <text:span text:style-name="T36">A tuple can be thought as an immutable list.</text:span></text:p>
      <text:p text:style-name="P35"/>
      <text:p text:style-name="P35"><text:soft-page-break/></text:p>
      <text:p text:style-name="P31">87<text:span text:style-name="T8">)</text:span>How is a tuple different from a list?</text:p>
      <text:p text:style-name="P42">Ans: <text:span text:style-name="T34">Tuples cannot be changed but lists can be changed.</text:span></text:p>
      <text:p text:style-name="P31"/>
      <text:p text:style-name="P31">88<text:span text:style-name="T8">)</text:span>Can you add or remove elements in a tuple?</text:p>
      <text:p text:style-name="P35">Ans:<text:span text:style-name="T35">No</text:span></text:p>
      <text:p text:style-name="P35"/>
      <text:p text:style-name="P31"/>
      <text:p text:style-name="P31">89<text:span text:style-name="T8">)</text:span>How do you create a tuple with just one element?</text:p>
      <text:p text:style-name="P41">Ans:<text:span text:style-name="T34">Tuples are constructed by placing the items inside the parantheses.</text:span></text:p>
      <text:p text:style-name="P35"/>
      <text:p text:style-name="P31">90<text:span text:style-name="T8">)</text:span>How do you convert a tuple to a list and vice versa?</text:p>
      <text:p text:style-name="P37">Ans:<text:span text:style-name="T13">We can </text:span><text:span text:style-name="T14">convert a tuple to a list and vice versa</text:span> <text:span text:style-name="T13">by type casting.</text:span></text:p>
      <text:p text:style-name="P35"/>
      <text:p text:style-name="P31">91<text:span text:style-name="T8">)</text:span>What are the `count` and `index` method of a Tuple used for?</text:p>
      <text:p text:style-name="P40">Ans: <text:span text:style-name="T32">count </text:span><text:span text:style-name="T31">is </text:span><text:span text:style-name="T32">used for </text:span><text:span text:style-name="T33">knowing </text:span><text:span text:style-name="T32">no.of times that object repeated in a tuple</text:span></text:p>
      <text:p text:style-name="P40"><text:s text:c="9"/><text:span text:style-name="T32">index </text:span><text:span text:style-name="T31">is </text:span><text:span text:style-name="T32">used for knowing at what index that object is at.</text:span></text:p>
      <text:p text:style-name="P40"/>
      <text:p text:style-name="P31">92<text:span text:style-name="T8">)</text:span>What is a dictionary in Python?</text:p>
      <text:p text:style-name="P35">Ans: <text:span text:style-name="T13">A dictionary in python is a type of <text:s/>associative array.</text:span></text:p>
      <text:p text:style-name="P35"/>
      <text:p text:style-name="P31">93<text:span text:style-name="T8">)</text:span>How do you create a dictionary?</text:p>
      <text:p text:style-name="P40">Ans:<text:span text:style-name="T30">Dictionaries are created using key-value pairs where key</text:span><text:span text:style-name="T31">s <text:s/>are before the</text:span><text:span text:style-name="T30"> colon <text:s/></text:span><text:span text:style-name="T31">and values are after the colon.</text:span></text:p>
      <text:p text:style-name="P51"><text:span text:style-name="T30"><text:s text:c="11"/>Eg: </text:span><text:span text:style-name="T31">Player</text:span><text:span text:style-name="T30"> = {‘</text:span><text:span text:style-name="T31">Name</text:span><text:span text:style-name="T30">’:’</text:span><text:span text:style-name="T31">LOKI</text:span><text:span text:style-name="T30">’,’</text:span><text:span text:style-name="T31">Jersey No</text:span><text:span text:style-name="T30">’:</text:span><text:span text:style-name="T31">7</text:span><text:span text:style-name="T30">}</text:span></text:p>
      <text:p text:style-name="P31"/>
      <text:p text:style-name="P31"/>
      <text:p text:style-name="P31">94<text:span text:style-name="T8">)</text:span>What are keys and values?</text:p>
      <text:p text:style-name="P35">Ans: <text:span text:style-name="T29">key is a variable name and values are the values that are assinged to that variables</text:span></text:p>
      <text:p text:style-name="P35"><text:s text:c="18"/><text:span text:style-name="T31">name:loki</text:span><text:span text:style-name="T29"> <text:s text:c="3"/></text:span><text:span text:style-name="T31">name </text:span><text:span text:style-name="T29">is key and </text:span><text:span text:style-name="T31">loki</text:span><text:span text:style-name="T29"> is value</text:span></text:p>
      <text:p text:style-name="P35"/>
      <text:p text:style-name="P31">95<text:span text:style-name="T8">)</text:span>How do you access the value associated with a specific key in a dictionary?</text:p>
      <text:p text:style-name="P39">Ans: <text:span text:style-name="T28">dictionary name[‘key name’]</text:span></text:p>
      <text:p text:style-name="P35"/>
      <text:p text:style-name="P31">96<text:span text:style-name="T8">)</text:span>What happens if you try to access the value for a key that doesn't exist in a dictionary?</text:p>
      <text:p text:style-name="P35">Ans: <text:span text:style-name="T27">it shows an error</text:span></text:p>
      <text:p text:style-name="P35"/>
      <text:p text:style-name="P31">97<text:span text:style-name="T8">)</text:span>What is the `.get` method of a dictionary used for?</text:p>
      <text:p text:style-name="P38">Ans: <text:span text:style-name="T28">Get method is used to retrive the value, given a key if it exists.</text:span></text:p>
      <text:p text:style-name="P35"/>
      <text:p text:style-name="P31">98<text:span text:style-name="T9">)</text:span>How do you change the value associated with a key in a dictionary?</text:p>
      <text:p text:style-name="P38">Ans: <text:span text:style-name="T14">dictionary </text:span><text:span text:style-name="T12">name</text:span><text:span text:style-name="T27">[ ‘key name to change’] = new_value</text:span></text:p>
      <text:p text:style-name="P36"/>
      <text:p text:style-name="P31">99<text:span text:style-name="T9">)</text:span>How do you add or remove a key-value pair in a dictionary?</text:p>
      <text:p text:style-name="P38">Ans:<text:span text:style-name="T12">Add-</text:span><text:span text:style-name="T14">dictionary </text:span><text:span text:style-name="T12">name[‘name of the key’] = value</text:span></text:p>
      <text:p text:style-name="P36"/>
      <text:p text:style-name="P31">100<text:span text:style-name="T9">)</text:span>How do you access the keys, values, and key-value pairs within a dictionary?</text:p>
      <text:p text:style-name="P36">Ans: <text:span text:style-name="T26">By using Keys(),values() and items() functions we can access the keys, values and pairs with in dictionary.</text:span></text:p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9:53:02.809766562</meta:creation-date>
    <dc:date>2023-07-10T21:01:21.415465056</dc:date>
    <meta:editing-duration>PT2H24M45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7" meta:paragraph-count="239" meta:word-count="2072" meta:character-count="11890" meta:non-whitespace-character-count="9612"/>
  </office:meta>
</office:document-meta>
</file>